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2c1d" officeooo:paragraph-rsid="00042c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ug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7:17:07.221845906</meta:creation-date>
    <dc:date>2020-05-25T17:17:18.157678575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